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1">
      <style:paragraph-properties fo:break-before="page"/>
      <style:text-properties officeooo:paragraph-rsid="001aa5e6"/>
    </style:style>
    <style:style style:name="P3" style:family="paragraph" style:parent-style-name="Heading_20_1">
      <style:paragraph-properties fo:break-before="page"/>
      <style:text-properties officeooo:paragraph-rsid="001c790e"/>
    </style:style>
    <style:style style:name="P4" style:family="paragraph" style:parent-style-name="Heading_20_1">
      <style:paragraph-properties fo:break-before="page"/>
      <style:text-properties officeooo:paragraph-rsid="001e8fac"/>
    </style:style>
    <style:style style:name="P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6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7" style:family="paragraph" style:parent-style-name="Text_20_body">
      <style:paragraph-properties fo:margin-top="0in" fo:margin-bottom="0in" style:contextual-spacing="false"/>
    </style:style>
    <style:style style:name="P8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9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10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1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2" style:family="paragraph" style:parent-style-name="Text_20_body">
      <style:paragraph-properties fo:margin-left="0in" fo:margin-right="0in" fo:orphans="2" fo:widows="2" fo:text-indent="0in" style:auto-text-indent="false"/>
    </style:style>
    <style:style style:name="P13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4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15" style:family="paragraph" style:parent-style-name="Text_20_body">
      <style:paragraph-properties fo:margin-top="0in" fo:margin-bottom="0.0799in" style:contextual-spacing="false"/>
      <style:text-properties officeooo:paragraph-rsid="001aa5e6"/>
    </style:style>
    <style:style style:name="P16" style:family="paragraph" style:parent-style-name="Text_20_body">
      <style:paragraph-properties fo:margin-top="0in" fo:margin-bottom="0.0598in" style:contextual-spacing="false"/>
      <style:text-properties officeooo:paragraph-rsid="001aa5e6"/>
    </style:style>
    <style:style style:name="P17" style:family="paragraph" style:parent-style-name="Text_20_body">
      <style:paragraph-properties fo:margin-top="0in" fo:margin-bottom="0in" style:contextual-spacing="false"/>
      <style:text-properties officeooo:paragraph-rsid="001aa5e6"/>
    </style:style>
    <style:style style:name="P18" style:family="paragraph" style:parent-style-name="Text_20_body">
      <style:paragraph-properties fo:margin-top="0in" fo:margin-bottom="0.1in" style:contextual-spacing="false"/>
      <style:text-properties officeooo:paragraph-rsid="001aa5e6"/>
    </style:style>
    <style:style style:name="P19" style:family="paragraph" style:parent-style-name="Text_20_body">
      <style:paragraph-properties fo:margin-top="0in" fo:margin-bottom="0in" style:contextual-spacing="false"/>
      <style:text-properties fo:font-style="italic" officeooo:paragraph-rsid="001aa5e6" style:font-style-asian="italic" style:font-style-complex="italic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fo:font-variant="normal" fo:text-transform="none" fo:color="#ffffff" loext:opacity="100%" fo:letter-spacing="normal"/>
    </style:style>
    <style:style style:name="T4" style:family="text">
      <style:text-properties fo:font-variant="normal" fo:text-transform="none" fo:color="#000000" loext:opacity="100%" style:font-name="apple-system" fo:font-size="10.5pt" fo:letter-spacing="normal" fo:font-style="normal" fo:font-weight="normal"/>
    </style:style>
    <style:style style:name="T5" style:family="text">
      <style:text-properties fo:font-variant="normal" fo:text-transform="none" fo:color="#000000" loext:opacity="100%" fo:letter-spacing="normal"/>
    </style:style>
    <style:style style:name="T6" style:family="text">
      <style:text-properties fo:color="#000000" loext:opacity="100%" loext:padding="0.0193in" loext:border="0.06pt solid #f7faff"/>
    </style:style>
    <style:style style:name="T7" style:family="text">
      <style:text-properties officeooo:rsid="00177eb7"/>
    </style:style>
    <style:style style:name="T8" style:family="text">
      <style:text-properties style:text-position="super 58%" loext:padding="0in" loext:border="non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77eb7" style:font-weight-asian="bold" style:font-weight-complex="bold"/>
    </style:style>
    <style:style style:name="T11" style:family="text">
      <style:text-properties officeooo:rsid="001aa5e6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dea4e" style:font-style-asian="italic" style:font-style-complex="italic"/>
    </style:style>
    <style:style style:name="T14" style:family="text">
      <style:text-properties officeooo:rsid="001e8fac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09. Minimum Size Subarray Sum</text:h>
      <text:p text:style-name="P8">Given an array of positive integers <text:span text:style-name="Source_20_Text"><text:span text:style-name="T1">nums</text:span></text:span> and a positive integer <text:span text:style-name="Source_20_Text"><text:span text:style-name="T1">target</text:span></text:span>, return <text:span text:style-name="Emphasis"><text:span text:style-name="T2">the </text:span></text:span><text:span text:style-name="Emphasis"><text:span text:style-name="Strong_20_Emphasis"><text:span text:style-name="T2">minimal length</text:span></text:span></text:span><text:span text:style-name="Emphasis"><text:span text:style-name="T2"> of a subarray whose sum is greater than or equal to</text:span></text:span> <text:span text:style-name="Source_20_Text"><text:span text:style-name="T1">target</text:span></text:span>. If there is no such subarray, return <text:span text:style-name="Source_20_Text"><text:span text:style-name="T1">0</text:span></text:span> instead.</text:p>
      <text:p text:style-name="P9"><text:span text:style-name="Strong_20_Emphasis"><text:span text:style-name="T2">Example 1:</text:span></text:span></text:p>
      <text:p text:style-name="P6"><text:span text:style-name="Strong_20_Emphasis"><text:span text:style-name="T2">Input:</text:span></text:span> target = 7, nums = [2,3,1,2,4,3]</text:p>
      <text:p text:style-name="P6"><text:span text:style-name="Strong_20_Emphasis"><text:span text:style-name="T2">Output:</text:span></text:span> 2</text:p>
      <text:p text:style-name="P5"><text:span text:style-name="Strong_20_Emphasis"><text:span text:style-name="T2">Explanation:</text:span></text:span> The subarray [4,3] has the minimal length under the problem constraint.</text:p>
      <text:p text:style-name="P9"><text:span text:style-name="Strong_20_Emphasis"><text:span text:style-name="T2">Example 2:</text:span></text:span></text:p>
      <text:p text:style-name="P6"><text:span text:style-name="Strong_20_Emphasis"><text:span text:style-name="T2">Input:</text:span></text:span> target = 4, nums = [1,4,4]</text:p>
      <text:p text:style-name="P5"><text:span text:style-name="Strong_20_Emphasis"><text:span text:style-name="T2">Output:</text:span></text:span> 1</text:p>
      <text:p text:style-name="P9"><text:span text:style-name="Strong_20_Emphasis"><text:span text:style-name="T2">Example 3:</text:span></text:span></text:p>
      <text:p text:style-name="P6"><text:span text:style-name="Strong_20_Emphasis"><text:span text:style-name="T2">Input:</text:span></text:span> target = 11, nums = [1,1,1,1,1,1,1,1]</text:p>
      <text:p text:style-name="P5"><text:span text:style-name="Strong_20_Emphasis"><text:span text:style-name="T2">Output:</text:span></text:span> 0</text:p>
      <text:p text:style-name="P9"> </text:p>
      <text:p text:style-name="P9"><text:span text:style-name="Strong_20_Emphasis"><text:span text:style-name="T2">Constraints:</text:span></text:span></text:p>
      <text:list text:style-name="L1">
        <text:list-item>
          <text:p text:style-name="P10"><text:span text:style-name="Source_20_Text"><text:span text:style-name="T1">1 &lt;= target &lt;= 10</text:span></text:span><text:span text:style-name="Source_20_Text"><text:span text:style-name="T8">9</text:span></text:span></text:p>
        </text:list-item>
        <text:list-item>
          <text:p text:style-name="P10"><text:span text:style-name="Source_20_Text"><text:span text:style-name="T1">1 &lt;= nums.length &lt;= 10</text:span></text:span><text:span text:style-name="Source_20_Text"><text:span text:style-name="T8">5</text:span></text:span></text:p>
        </text:list-item>
        <text:list-item>
          <text:p text:style-name="P11"><text:span text:style-name="Source_20_Text"><text:span text:style-name="T1">1 &lt;= nums[i] &lt;= 10</text:span></text:span><text:span text:style-name="Source_20_Text"><text:span text:style-name="T8">4</text:span></text:span></text:p>
        </text:list-item>
      </text:list>
      <text:p text:style-name="P9"> </text:p>
      <text:p text:style-name="P12"><text:span text:style-name="Strong_20_Emphasis"><text:span text:style-name="T2">Follow up:</text:span></text:span><text:span text:style-name="T3"> </text:span><text:span text:style-name="T4">If you have figured out the </text:span><text:span text:style-name="Source_20_Text"><text:span text:style-name="T6">O(n)</text:span></text:span><text:span text:style-name="T5"> </text:span><text:span text:style-name="T4">solution, try coding another solution of which the time complexity is </text:span><text:span text:style-name="Source_20_Text"><text:span text:style-name="T6">O(n log(n))</text:span></text:span><text:span text:style-name="T4">.</text:span></text:p>
      <text:h text:style-name="P1" text:outline-level="1">209. Minimum Size Subarray Sum</text:h>
      <text:p text:style-name="P7">/*</text:p>
      <text:p text:style-name="P7"><text:tab/><text:span text:style-name="T10">Sliding window</text:span></text:p>
      <text:p text:style-name="P7"><text:tab/><text:span text:style-name="T7">Time compelxity: O(n)</text:span></text:p>
      <text:p text:style-name="P7"><text:tab/><text:span text:style-name="T7">Space complexity: O(1)</text:span></text:p>
      <text:p text:style-name="P7">*/</text:p>
      <text:p text:style-name="P7">class Solution {</text:p>
      <text:p text:style-name="P7">public:</text:p>
      <text:p text:style-name="P7"><text:s text:c="4"/>int minSubArrayLen(int target, vector&lt;int&gt;&amp; nums) {</text:p>
      <text:p text:style-name="P7"><text:s text:c="8"/>int n=nums.size();</text:p>
      <text:p text:style-name="P7"><text:s text:c="8"/>int l=0,r=0,sum=0,ans=INT_MAX;</text:p>
      <text:p text:style-name="P7"><text:s text:c="8"/>while(r&lt;n){</text:p>
      <text:p text:style-name="P7"><text:s text:c="12"/>sum+=nums[r];</text:p>
      <text:p text:style-name="P7"><text:s text:c="12"/>while(sum&gt;=target){</text:p>
      <text:p text:style-name="P7"><text:s text:c="16"/>sum-=nums[l];</text:p>
      <text:p text:style-name="P7"><text:s text:c="16"/>ans=std::min(ans,r-l+1);</text:p>
      <text:p text:style-name="P7"><text:s text:c="16"/>l++;</text:p>
      <text:p text:style-name="P7"><text:s text:c="12"/>}</text:p>
      <text:p text:style-name="P7"><text:s text:c="12"/>r++;</text:p>
      <text:p text:style-name="P7"><text:s text:c="8"/>}</text:p>
      <text:p text:style-name="P7"><text:s text:c="8"/>return ans==INT_MAX?0:ans;</text:p>
      <text:p text:style-name="P7"><text:s text:c="4"/>}</text:p>
      <text:p text:style-name="P7">};</text:p>
      <text:h text:style-name="P1" text:outline-level="1">862. Shortest Subarray with Sum at Least K</text:h>
      <text:p text:style-name="P9">Given an integer array <text:span text:style-name="Source_20_Text"><text:span text:style-name="T1">nums</text:span></text:span> and an integer <text:span text:style-name="Source_20_Text"><text:span text:style-name="T1">k</text:span></text:span>, return <text:span text:style-name="Emphasis"><text:span text:style-name="T2">the length of the shortest non-empty </text:span></text:span><text:span text:style-name="Emphasis"><text:span text:style-name="Strong_20_Emphasis"><text:span text:style-name="T2">subarray</text:span></text:span></text:span><text:span text:style-name="Emphasis"><text:span text:style-name="T2"> of </text:span></text:span><text:span text:style-name="Source_20_Text"><text:span text:style-name="T1">nums</text:span></text:span><text:span text:style-name="Emphasis"><text:span text:style-name="T2"> with a sum of at least </text:span></text:span><text:span text:style-name="Source_20_Text"><text:span text:style-name="T1">k</text:span></text:span>. If there is no such <text:span text:style-name="Strong_20_Emphasis"><text:span text:style-name="T2">subarray</text:span></text:span>, return <text:span text:style-name="Source_20_Text"><text:span text:style-name="T1">-1</text:span></text:span>.</text:p>
      <text:p text:style-name="P9">A <text:span text:style-name="Strong_20_Emphasis"><text:span text:style-name="T2">subarray</text:span></text:span> is a <text:span text:style-name="Strong_20_Emphasis"><text:span text:style-name="T2">contiguous</text:span></text:span> part of an array.</text:p>
      <text:p text:style-name="P9"> </text:p>
      <text:p text:style-name="P9"><text:span text:style-name="Strong_20_Emphasis"><text:span text:style-name="T2">Example 1:</text:span></text:span></text:p>
      <text:p text:style-name="P6"><text:span text:style-name="Strong_20_Emphasis"><text:span text:style-name="T2">Input:</text:span></text:span> nums = [1], k = 1</text:p>
      <text:p text:style-name="P5"><text:span text:style-name="Strong_20_Emphasis"><text:span text:style-name="T2">Output:</text:span></text:span> 1</text:p>
      <text:p text:style-name="P9"><text:span text:style-name="Strong_20_Emphasis"><text:span text:style-name="T2">Example 2:</text:span></text:span></text:p>
      <text:p text:style-name="P6"><text:span text:style-name="Strong_20_Emphasis"><text:span text:style-name="T2">Input:</text:span></text:span> nums = [1,2], k = 4</text:p>
      <text:p text:style-name="P5"><text:span text:style-name="Strong_20_Emphasis"><text:span text:style-name="T2">Output:</text:span></text:span> -1</text:p>
      <text:p text:style-name="P9"><text:span text:style-name="Strong_20_Emphasis"><text:span text:style-name="T2">Example 3:</text:span></text:span></text:p>
      <text:p text:style-name="P6"><text:span text:style-name="Strong_20_Emphasis"><text:span text:style-name="T2">Input:</text:span></text:span> nums = [2,-1,2], k = 3</text:p>
      <text:p text:style-name="P5"><text:span text:style-name="Strong_20_Emphasis"><text:span text:style-name="T2">Output:</text:span></text:span> 3</text:p>
      <text:p text:style-name="P9"> </text:p>
      <text:p text:style-name="P9"><text:span text:style-name="Strong_20_Emphasis"><text:span text:style-name="T2">Constraints:</text:span></text:span></text:p>
      <text:list text:style-name="L2">
        <text:list-item>
          <text:p text:style-name="P13"><text:span text:style-name="Source_20_Text"><text:span text:style-name="T1">1 &lt;= nums.length &lt;= 10</text:span></text:span><text:span text:style-name="Source_20_Text"><text:span text:style-name="T8">5</text:span></text:span></text:p>
        </text:list-item>
        <text:list-item>
          <text:p text:style-name="P13"><text:span text:style-name="Source_20_Text"><text:span text:style-name="T1">-10</text:span></text:span><text:span text:style-name="Source_20_Text"><text:span text:style-name="T8">5</text:span></text:span><text:span text:style-name="Source_20_Text"><text:span text:style-name="T1"> &lt;= nums[i] &lt;= 10</text:span></text:span><text:span text:style-name="Source_20_Text"><text:span text:style-name="T8">5</text:span></text:span></text:p>
        </text:list-item>
        <text:list-item>
          <text:p text:style-name="P14"><text:span text:style-name="Source_20_Text"><text:span text:style-name="T1">1 &lt;= k &lt;= 10</text:span></text:span><text:span text:style-name="Source_20_Text"><text:span text:style-name="T8">9</text:span></text:span></text:p>
        </text:list-item>
      </text:list>
      <text:p text:style-name="Text_20_body"/>
      <text:h text:style-name="P2" text:outline-level="1">862. Shortest Subarray with Sum at Least K</text:h>
      <text:p text:style-name="P17">/*</text:p>
      <text:p text:style-name="P17"><text:s text:c="4"/><text:span text:style-name="T9">Brute force</text:span></text:p>
      <text:p text:style-name="P17"><text:s text:c="4"/>Time complexity: <draw:frame draw:style-name="fr1" draw:name="Object1" text:anchor-type="as-char" svg:y="-0.2161in" svg:width="0.6398in" svg:height="0.276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7"><text:s text:c="4"/>Space complexity: O(1)</text:p>
      <text:p text:style-name="P17">*/</text:p>
      <text:p text:style-name="P17">class Solution {</text:p>
      <text:p text:style-name="P17"><text:s text:c="4"/>public:</text:p>
      <text:p text:style-name="P17"><text:s text:c="8"/>int shortestSubarray(std::vector&lt;int&gt;&amp; nums, int k) {</text:p>
      <text:p text:style-name="P17"><text:s text:c="12"/>int n=nums.size();</text:p>
      <text:p text:style-name="P17"><text:s text:c="6"/></text:p>
      <text:p text:style-name="P17"><text:s text:c="12"/>int ans=<text:span text:style-name="T11">INT_MAX</text:span>;</text:p>
      <text:p text:style-name="P17"><text:s text:c="12"/></text:p>
      <text:p text:style-name="P17"><text:s text:c="12"/>for (int i=0;i&lt;n;++i){</text:p>
      <text:p text:style-name="P17"><text:s text:c="16"/>long long s=0;</text:p>
      <text:p text:style-name="P17"><text:s text:c="16"/>int j=i;</text:p>
      <text:p text:style-name="P17"><text:s text:c="16"/>while(j&lt;n &amp;&amp; s&lt;k){</text:p>
      <text:p text:style-name="P17"><text:s text:c="20"/>s+=nums[j];</text:p>
      <text:p text:style-name="P17"><text:s text:c="20"/>j++;</text:p>
      <text:p text:style-name="P17"><text:s text:c="16"/>}</text:p>
      <text:p text:style-name="P17"><text:s text:c="16"/>if(s&gt;=k) ans=std::min(ans,j-i);</text:p>
      <text:p text:style-name="P18"><text:s text:c="12"/>}</text:p>
      <text:p text:style-name="P17"><text:s text:c="12"/>return (ans != <text:span text:style-name="T11">INT_MAX</text:span>)?ans:-1;</text:p>
      <text:p text:style-name="P17"><text:s text:c="8"/>}</text:p>
      <text:p text:style-name="P17">};</text:p>
      <text:h text:style-name="P3" text:outline-level="1">862. Shortest Subarray with Sum at Least K</text:h>
      <text:p text:style-name="P17">/*</text:p>
      <text:p text:style-name="P17"><text:s text:c="4"/><text:span text:style-name="T9">Min heap</text:span></text:p>
      <text:p text:style-name="P17"><text:s text:c="4"/>Time complexity: O(nlog n)</text:p>
      <text:p text:style-name="P17"><text:s text:c="4"/>Space complexity: O(<text:span text:style-name="T14">n</text:span>)</text:p>
      <text:p text:style-name="P17">*/</text:p>
      <text:p text:style-name="P17">typedef std::pair&lt;long long,int&gt; ii;</text:p>
      <text:p text:style-name="P17">typedef std::vector&lt;ii&gt; vii;</text:p>
      <text:p text:style-name="P17"/>
      <text:p text:style-name="P17">class Solution {</text:p>
      <text:p text:style-name="P17"><text:s text:c="4"/>public:</text:p>
      <text:p text:style-name="P17"><text:s text:c="8"/>int shortestSubarray(std::vector&lt;int&gt;&amp; nums, int k) {</text:p>
      <text:p text:style-name="P17"><text:s text:c="12"/>int n=nums.size();</text:p>
      <text:p text:style-name="P17"/>
      <text:p text:style-name="P17"><text:s text:c="12"/>std::priority_queue&lt;ii,vii,std::greater&lt;ii&gt;&gt; min_heap;</text:p>
      <text:p text:style-name="P17"/>
      <text:p text:style-name="P17"><text:s text:c="12"/>int ans=INT_MAX;</text:p>
      <text:p text:style-name="P17"><text:s text:c="12"/>long long s=0;</text:p>
      <text:p text:style-name="P17"><text:s text:c="12"/>for (int i=0;i&lt;n;++i){</text:p>
      <text:p text:style-name="P17"><text:s text:c="14"/>s+=nums[i];</text:p>
      <text:p text:style-name="P17"><text:s text:c="13"/><text:span text:style-name="T12"><text:s/>// If s&gt;=k, minimize the actual length with previ</text:span><text:span text:style-name="T13">ou</text:span><text:span text:style-name="T12">s lengths</text:span></text:p>
      <text:p text:style-name="P16"><text:s text:c="14"/>if(s&gt;=k) ans=std::min(ans,i+1);</text:p>
      <text:p text:style-name="P17"><text:s text:c="11"/><text:span text:style-name="T12"><text:s text:c="3"/>// Always take the minimum prefix sum before i, trying to hold ps[i]-ps[x]&gt;=k</text:span></text:p>
      <text:p text:style-name="P17"><text:s text:c="14"/>while(!min_heap.empty() &amp;&amp; s-min_heap.top().first&gt;=k){</text:p>
      <text:p text:style-name="P17"><text:s text:c="16"/>ans=std::min(ans,i-min_heap.top().second);</text:p>
      <text:p text:style-name="P17"><text:s text:c="16"/>min_heap.pop(); <text:span text:style-name="T12">// Not need to use this index for incoming indexes</text:span></text:p>
      <text:p text:style-name="P17"><text:s text:c="14"/>}</text:p>
      <text:p text:style-name="P17"><text:s text:c="14"/></text:p>
      <text:p text:style-name="P17"><text:s text:c="14"/>min_heap.push({s,i});</text:p>
      <text:p text:style-name="P17"><text:s text:c="12"/>}</text:p>
      <text:p text:style-name="P17"><text:s text:c="12"/>return (ans != INT_MAX)?ans:-1;</text:p>
      <text:p text:style-name="P17"><text:s text:c="8"/>}</text:p>
      <text:p text:style-name="P17">};</text:p>
      <text:h text:style-name="P4" text:outline-level="1">862. Shortest Subarray with Sum at Least K</text:h>
      <text:p text:style-name="P17">/*</text:p>
      <text:p text:style-name="P17"><text:s text:c="4"/><text:span text:style-name="T9">Monotonic deque</text:span></text:p>
      <text:p text:style-name="P17"><text:s text:c="4"/>Time complexity: O(n)</text:p>
      <text:p text:style-name="P17"><text:s text:c="4"/>Space complexity: O(n)</text:p>
      <text:p text:style-name="P17">*/</text:p>
      <text:p text:style-name="P17">typedef std::pair&lt;long long,int&gt; ii;</text:p>
      <text:p text:style-name="P16">typedef std::vector&lt;ii&gt; vii;</text:p>
      <text:p text:style-name="P17">class Solution {</text:p>
      <text:p text:style-name="P17"><text:s text:c="4"/>public:</text:p>
      <text:p text:style-name="P17"><text:s text:c="8"/>int shortestSubarray(std::vector&lt;int&gt;&amp; nums, int k) {</text:p>
      <text:p text:style-name="P15"><text:s text:c="12"/>int n=nums.size();</text:p>
      <text:p text:style-name="P17"><text:s text:c="10"/><text:span text:style-name="T12"><text:s text:c="2"/>// Create a deque</text:span></text:p>
      <text:p text:style-name="P18"><text:s text:c="12"/>std::deque&lt;ii&gt; q;</text:p>
      <text:p text:style-name="P17"><text:s text:c="12"/>int ans=INT_MAX;</text:p>
      <text:p text:style-name="P17"><text:s text:c="12"/>long long s=0;</text:p>
      <text:p text:style-name="P17"><text:s text:c="12"/>for (int i=0;i&lt;n;++i){</text:p>
      <text:p text:style-name="P17"><text:s text:c="14"/>s+=nums[i];</text:p>
      <text:p text:style-name="P17"><text:s text:c="14"/><text:span text:style-name="T12">// If s&gt;=k, minimize the actual length with previous lengths</text:span></text:p>
      <text:p text:style-name="P18"><text:s text:c="14"/>if(s&gt;=k) ans=std::min(ans,i+1);</text:p>
      <text:p text:style-name="P17"><text:s text:c="14"/><text:span text:style-name="T12">// Always take the minimum prefix sum before i, trying to hold ps[i]-ps[x]&gt;=k</text:span></text:p>
      <text:p text:style-name="P17"><text:s text:c="14"/>while(!q.empty() &amp;&amp; s-q.front().first&gt;=k){</text:p>
      <text:p text:style-name="P17"><text:s text:c="16"/>ans=std::min(ans,i-q.front().second);</text:p>
      <text:p text:style-name="P17"><text:s text:c="16"/>q.pop_front();</text:p>
      <text:p text:style-name="P15"><text:s text:c="14"/>} <text:s text:c="13"/></text:p>
      <text:p text:style-name="P17"><text:s text:c="11"/><text:span text:style-name="T12"><text:s text:c="3"/>// Remove any prefix sum &gt; s, to ensure that the deque stay</text:span></text:p>
      <text:p text:style-name="P19"><text:s text:c="14"/>// monotonically increasing</text:p>
      <text:p text:style-name="P16"><text:s text:c="14"/>while(!q.empty() &amp;&amp; q.back().first&gt;=s) q.pop_back(); <text:s text:c="13"/></text:p>
      <text:p text:style-name="P17"><text:s text:c="12"/><text:span text:style-name="T12"><text:s text:c="2"/>// Here, we are sure that s is the greatest value</text:span></text:p>
      <text:p text:style-name="P17"><text:s text:c="14"/>q.push_back({s,i});</text:p>
      <text:p text:style-name="P17"><text:s text:c="12"/>}</text:p>
      <text:p text:style-name="P17"><text:s text:c="12"/></text:p>
      <text:p text:style-name="P17"><text:s text:c="12"/>return (ans != INT_MAX)?ans:-1;</text:p>
      <text:p text:style-name="P17"><text:s text:c="8"/>}</text:p>
      <text:p text:style-name="P17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4</text:page-number>/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7T15:40:38.735517838</meta:creation-date>
    <dc:date>2024-11-17T20:45:16.383418272</dc:date>
    <meta:editing-duration>PT3H54M38S</meta:editing-duration>
    <meta:editing-cycles>9</meta:editing-cycles>
    <meta:generator>LibreOffice/24.2.6.2$Linux_X86_64 LibreOffice_project/420$Build-2</meta:generator>
    <meta:document-statistic meta:table-count="0" meta:image-count="0" meta:object-count="1" meta:page-count="6" meta:paragraph-count="151" meta:word-count="548" meta:character-count="4469" meta:non-whitespace-character-count="3073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n^2)</annotation>
  </semantics>
</math>
</file>